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6C0000042CE7D384E2F9FC30B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Helvetia" svg:font-family="Helvetia" style:font-adornments="Regular"/>
    <style:font-face style:name="GFS Complutum" svg:font-family="'GFS Complutum'" style:font-adornments="Bold" style:font-pitch="variable"/>
    <style:font-face style:name="Meera" svg:font-family="Meera" style:font-adornments="Reg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GFS Complutum" fo:font-size="44pt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ffffff" style:font-name="GFS Complutum" fo:font-size="44pt" fo:font-weight="bold" style:font-size-asian="18pt" style:font-size-complex="18pt"/>
    </style:style>
    <style:style style:name="T1" style:family="text">
      <style:text-properties fo:color="#ffffff" style:font-name="GFS Complutum" fo:font-size="4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2cm" svg:height="11.391cm" svg:x="0cm" svg:y="0.523cm">
          <draw:image xlink:href="Pictures/100000000000076C0000042CE7D384E2F9FC30B0.jpg" xlink:type="simple" xlink:show="embed" xlink:actuate="onLoad" loext:mime-type="image/jpeg">
            <text:p/>
          </draw:image>
        </draw:frame>
        <draw:frame draw:style-name="gr2" draw:text-style-name="P3" draw:layer="layout" svg:width="10.541cm" svg:height="1.877cm" svg:x="4.873cm" svg:y="0.727cm">
          <draw:text-box>
            <text:p text:style-name="P2"><text:span text:style-name="T1">HAHAHAHA</text:span></text:p>
          </draw:text-box>
        </draw:frame>
        <draw:frame draw:style-name="gr3" draw:text-style-name="P3" draw:layer="layout" svg:width="16.51cm" svg:height="1.877cm" svg:x="2.008cm" svg:y="9.928cm">
          <draw:text-box>
            <text:p text:style-name="P2"><text:span text:style-name="T1">I TOOK YER SKOO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elvetia" svg:font-family="Helvetia" style:font-adornments="Regular"/>
    <style:font-face style:name="GFS Complutum" svg:font-family="'GFS Complutum'" style:font-adornments="Bold" style:font-pitch="variable"/>
    <style:font-face style:name="Meera" svg:font-family="Meera" style:font-adornments="Reg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4-29T20:58:10.715884079</dc:date>
    <meta:editing-duration>PT12S</meta:editing-duration>
    <meta:editing-cycles>1</meta:editing-cycles>
    <meta:document-statistic meta:object-count="3"/>
    <meta:generator>LibreOffice/6.4.3.2$Linux_X86_64 LibreOffice_project/40$Build-2</meta:generator>
  </office:meta>
</office:document-meta>
</file>